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5055" officeooo:paragraph-rsid="00095055"/>
    </style:style>
    <style:style style:name="P2" style:family="paragraph" style:parent-style-name="Text_20_body">
      <style:text-properties officeooo:paragraph-rsid="000a5132"/>
    </style:style>
    <style:style style:name="P3" style:family="paragraph" style:parent-style-name="Text_20_body">
      <style:text-properties officeooo:rsid="000d8346" officeooo:paragraph-rsid="000d8346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fo:language="en" fo:country="US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fo:language="en" fo:country="US" officeooo:rsid="00095055" officeooo:paragraph-rsid="00095055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fo:language="en" fo:country="US" fo:font-weight="bold" officeooo:rsid="00095055" officeooo:paragraph-rsid="00095055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95055" officeooo:paragraph-rsid="00095055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95055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a5132" officeooo:paragraph-rsid="000a5132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95055" officeooo:paragraph-rsid="00095055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" fo:font-size="11pt" fo:language="en" fo:country="US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" fo:font-size="11pt" fo:language="en" fo:country="US" officeooo:paragraph-rsid="00095055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text-line-through-style="solid" style:text-line-through-type="single" officeooo:rsid="00095055" officeooo:paragraph-rsid="00095055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text-line-through-style="solid" style:text-line-through-type="single" style:font-name="Calibri" fo:font-size="11pt" fo:language="en" fo:country="US" fo:font-weight="bold" style:font-weight-asian="bold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text-line-through-style="none" style:text-line-through-type="none" officeooo:rsid="000f4163" officeooo:paragraph-rsid="000f4163"/>
    </style:style>
    <style:style style:name="T1" style:family="text">
      <style:text-properties fo:color="#000000" style:font-name="Calibri" fo:font-size="11pt" fo:language="en" fo:country="US"/>
    </style:style>
    <style:style style:name="T2" style:family="text">
      <style:text-properties fo:color="#000000" style:text-line-through-style="solid" style:text-line-through-type="single" style:font-name="Calibri" fo:font-size="11pt" fo:language="en" fo:country="US"/>
    </style:style>
    <style:style style:name="T3" style:family="text">
      <style:text-properties officeooo:rsid="00095055"/>
    </style:style>
    <style:style style:name="T4" style:family="text">
      <style:text-properties officeooo:rsid="000a5132"/>
    </style:style>
    <style:style style:name="T5" style:family="text">
      <style:text-properties fo:font-weight="normal" officeooo:rsid="000a5132" style:font-weight-asian="normal" style:font-weight-complex="normal"/>
    </style:style>
    <style:style style:name="T6" style:family="text">
      <style:text-properties officeooo:rsid="000bd076"/>
    </style:style>
    <style:style style:name="T7" style:family="text">
      <style:text-properties officeooo:rsid="000d8346"/>
    </style:style>
    <style:style style:name="T8" style:family="text">
      <style:text-properties officeooo:rsid="000efc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ome of the major components needed for the PSU.</text:p>
      <text:p text:style-name="P5"/>
      <text:p text:style-name="P7">9v AC</text:p>
      <text:p text:style-name="P13">https://www.tme.eu/en/details/tez10_d_9v/pcb-transformers/breve-tufvassons/tez10d2309v/</text:p>
      <text:p text:style-name="P4"/>
      <text:p text:style-name="P16">2A is enough for a C64 with 1541 Ultimate – <text:span text:style-name="T6">dimensions are not measured or tested with the PCB</text:span></text:p>
      <text:p text:style-name="P17">5v DC 2A</text:p>
      <text:p text:style-name="P4"><text:a xlink:type="simple" xlink:href="https://www.tme.eu/en/details/irm-10-5/built-in-power-supplies/mean-well/" text:style-name="Internet_20_link" text:visited-style-name="Visited_20_Internet_20_Link"><text:span text:style-name="T2">https://www.tme.eu/en/details/irm-10-5/built-in-power-supplies/mean-well/</text:span></text:a></text:p>
      <text:p text:style-name="P18"><text:span text:style-name="T1">It’s been reported that this module doesn’t fit with the PCB.</text:span></text:p>
      <text:p text:style-name="P4"/>
      <text:p text:style-name="P9">4A (who can ever get enough?) with this you can adapt the PSU to work with a C128</text:p>
      <text:p text:style-name="P7">5v DC 4A</text:p>
      <text:p text:style-name="P4"><text:a xlink:type="simple" xlink:href="https://www.tme.eu/en/details/irm-20-5/built-in-power-supplies/mean-well/" text:style-name="Internet_20_link" text:visited-style-name="Visited_20_Internet_20_Link"><text:span text:style-name="T1">https://www.tme.eu/en/details/irm-20-5/built-in-power-supplies/mean-well/</text:span></text:a></text:p>
      <text:p text:style-name="P4"/>
      <text:p text:style-name="P8">Box: Select your favorite color.</text:p>
      <text:p text:style-name="P4"><text:a xlink:type="simple" xlink:href="https://www.tme.eu/en/details/z-16_b/power-supplies-enclosures/kradex/z16/" text:style-name="Internet_20_link" text:visited-style-name="Visited_20_Internet_20_Link"><text:span text:style-name="T1">https://www.tme.eu/en/details/z-16_b/power-supplies-enclosures/kradex/z16/</text:span></text:a></text:p>
      <text:p text:style-name="P10"><text:a xlink:type="simple" xlink:href="https://www.tme.eu/en/details/z-16/power-supplies-enclosures/kradex/z16j/" text:style-name="Internet_20_link" text:visited-style-name="Visited_20_Internet_20_Link"><text:span text:style-name="T1">https://www.tme.eu/en/details/z-16/power-supplies-enclosures/kradex/z16j/</text:span></text:a></text:p>
      <text:p text:style-name="P14"/>
      <text:p text:style-name="P10"/>
      <text:p text:style-name="P12">4Wire cable: <text:span text:style-name="T5">the last one is preferable</text:span></text:p>
      <text:p text:style-name="P9"><text:a xlink:type="simple" xlink:href="https://www.tme.eu/en/details/cf890.05.04/cables-for-power-chains-unshielded/igus/" text:style-name="Internet_20_link" text:visited-style-name="Visited_20_Internet_20_Link">https://www.tme.eu/en/details/cf890.05.04/cables-for-power-chains-unshielded/igus/</text:a></text:p>
      <text:p text:style-name="P9"><text:a xlink:type="simple" xlink:href="https://www.tme.eu/en/details/therm120_4g0.5/multicore-cables-unshielded/helukabel/24004/" text:style-name="Internet_20_link" text:visited-style-name="Visited_20_Internet_20_Link">https://www.tme.eu/en/details/therm120_4g0.5/multicore-cables-unshielded/helukabel/24004/</text:a></text:p>
      <text:p text:style-name="P9"/>
      <text:p text:style-name="P11">The PCB, <text:span text:style-name="T8">order at i.e. jlcpcb.com and upload the gerber file (zip file).</text:span></text:p>
      <text:p text:style-name="P4"/>
      <text:p text:style-name="P1">Also needed, which can be gotten cheaply from eBay.</text:p>
      <text:p text:style-name="P1">Fuse socket</text:p>
      <text:p text:style-name="P1"><text:span text:style-name="T7">5</text:span>00mA T fuse</text:p>
      <text:p text:style-name="P1">7 pin DIN</text:p>
      <text:p text:style-name="P2"><text:span text:style-name="T3">230v power cable (</text:span><text:bookmark text:name="itemTitle"/>C7 to Euro<text:span text:style-name="T4">)</text:span></text:p>
      <text:p text:style-name="P3"/>
      <text:p text:style-name="P3">Optional:</text:p>
      <text:p text:style-name="P3">LED </text:p>
      <text:p text:style-name="P3">Resistor 330 ohm, might be a good choice but needs calculating depending on color.</text:p>
      <text:p text:style-name="P1"/>
      <text:p text:style-name="P1">A 4A PSU can be created for around £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0:19:23.492000000</meta:creation-date>
    <dc:date>2019-07-19T22:53:46.819000000</dc:date>
    <meta:editing-duration>PT10M42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6" meta:word-count="144" meta:character-count="1244" meta:non-whitespace-character-count="1124"/>
  </office:meta>
</office:document-meta>
</file>